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Times New Roman" style:font-name-complex="Times New Roman"/>
    </style:style>
    <style:style style:name="P3" style:parent-style-name="Normal" style:family="paragraph">
      <style:paragraph-properties fo:border-top="none" fo:border-left="none" fo:border-bottom="0.0416in dotted #000000" fo:border-right="none" fo:padding-top="0in" fo:padding-left="0in" fo:padding-bottom="0.0138in" fo:padding-right="0in" style:shadow="none"/>
      <style:text-properties style:font-name="Times New Roman" style:font-name-complex="Times New Roman"/>
    </style:style>
    <style:style style:name="T4" style:parent-style-name="Policepardéfaut" style:family="text">
      <style:text-properties style:font-name="Times New Roman" style:font-name-complex="Times New Roman" fo:font-weight="bold" style:font-weight-asian="bold" style:font-weight-complex="bold" fo:background-color="#FFFF00"/>
    </style:style>
    <style:style style:name="P5" style:parent-style-name="Normal" style:family="paragraph">
      <style:text-properties style:font-name="Times New Roman" style:font-name-complex="Times New Roman"/>
    </style:style>
    <style:style style:name="P6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7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style:font-name="Times New Roman" style:font-name-complex="Times New Roman"/>
    </style:style>
    <style:style style:name="P8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style:font-name="Times New Roman" style:font-name-complex="Times New Roman"/>
    </style:style>
    <style:style style:name="P9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style:font-name="Times New Roman" style:font-name-complex="Times New Roman"/>
    </style:style>
    <style:style style:name="P10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style:font-name="Times New Roman" style:font-name-complex="Times New Roman"/>
    </style:style>
    <style:style style:name="P11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style:font-name="Times New Roman" style:font-name-complex="Times New Roman"/>
    </style:style>
    <style:style style:name="P12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style:font-name="Times New Roman" style:font-name-complex="Times New Roman"/>
    </style:style>
    <style:style style:name="P13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style:font-name="Times New Roman" style:font-name-complex="Times New Roman"/>
    </style:style>
    <style:style style:name="P14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style:font-name="Times New Roman" style:font-name-complex="Times New Roman"/>
    </style:style>
    <style:style style:name="P15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style:font-name="Times New Roman" style:font-name-complex="Times New Roman"/>
    </style:style>
    <style:style style:name="P16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style:font-name="Times New Roman" style:font-name-complex="Times New Roman"/>
    </style:style>
    <style:style style:name="P17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style:font-name="Times New Roman" style:font-name-complex="Times New Roman"/>
    </style:style>
    <style:style style:name="P18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style:font-name="Times New Roman" style:font-name-complex="Times New Roman"/>
    </style:style>
    <style:style style:name="P19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style:font-name="Times New Roman" style:font-name-complex="Times New Roman"/>
    </style:style>
    <style:style style:name="T20" style:parent-style-name="Policepardéfaut" style:family="text">
      <style:text-properties style:font-name="Times New Roman" style:font-name-complex="Times New Roman" fo:font-weight="bold" style:font-weight-asian="bold" style:font-weight-complex="bold" fo:background-color="#FFFF00"/>
    </style:style>
    <style:style style:name="P21" style:parent-style-name="Normal" style:family="paragraph">
      <style:text-properties style:font-name="Times New Roman" style:font-name-complex="Times New Roman"/>
    </style:style>
    <style:style style:name="P22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style:font-name="Times New Roman" style:font-name-complex="Times New Roman"/>
    </style:style>
    <style:style style:name="P23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style:font-name="Times New Roman" style:font-name-complex="Times New Roman"/>
    </style:style>
    <style:style style:name="P24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style:font-name="Times New Roman" style:font-name-complex="Times New Roman"/>
    </style:style>
    <style:style style:name="P25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style:font-name="Times New Roman" style:font-name-complex="Times New Roman"/>
    </style:style>
    <style:style style:name="P26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style:font-name="Times New Roman" style:font-name-complex="Times New Roman"/>
    </style:style>
    <style:style style:name="P27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style:font-name="Times New Roman" style:font-name-complex="Times New Roman"/>
    </style:style>
    <style:style style:name="P28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style:font-name="Times New Roman" style:font-name-complex="Times New Roman"/>
    </style:style>
    <style:style style:name="P29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style:font-name="Times New Roman" style:font-name-complex="Times New Roman"/>
    </style:style>
    <style:style style:name="P30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style:font-name="Times New Roman" style:font-name-complex="Times New Roman"/>
    </style:style>
    <style:style style:name="P31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style:font-name="Times New Roman" style:font-name-complex="Times New Roman"/>
    </style:style>
    <style:style style:name="P32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style:font-name="Times New Roman" style:font-name-complex="Times New Roman"/>
    </style:style>
    <style:style style:name="P33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style:font-name="Times New Roman" style:font-name-complex="Times New Roman"/>
    </style:style>
    <style:style style:name="P34" style:parent-style-name="Normal" style:family="paragraph">
      <style:paragraph-properties>
        <style:tab-stops>
          <style:tab-stop style:type="left" style:position="1.0937in"/>
        </style:tab-stops>
      </style:paragraph-properties>
    </style:style>
    <style:style style:name="T35" style:parent-style-name="Policepardéfaut" style:family="text">
      <style:text-properties style:font-name="Times New Roman" style:font-name-complex="Times New Roman" fo:font-weight="bold" style:font-weight-asian="bold" style:font-weight-complex="bold" fo:background-color="#FFFF00"/>
    </style:style>
    <style:style style:name="T36" style:parent-style-name="Policepardéfaut" style:family="text">
      <style:text-properties style:font-name="Times New Roman" style:font-name-complex="Times New Roman" fo:font-weight="bold" style:font-weight-asian="bold" style:font-weight-complex="bold" fo:background-color="#FFFF00"/>
    </style:style>
    <style:style style:name="T37" style:parent-style-name="Policepardéfaut" style:family="text">
      <style:text-properties style:font-name="Times New Roman" style:font-name-complex="Times New Roman" fo:font-weight="bold" style:font-weight-asian="bold" style:font-weight-complex="bold" fo:background-color="#FFFF00"/>
    </style:style>
    <style:style style:name="P38" style:parent-style-name="Normal" style:family="paragraph">
      <style:paragraph-properties>
        <style:tab-stops>
          <style:tab-stop style:type="left" style:position="1.0937in"/>
        </style:tab-stops>
      </style:paragraph-properties>
      <style:text-properties style:font-name="Times New Roman" style:font-name-complex="Times New Roman"/>
    </style:style>
    <style:style style:name="P39" style:parent-style-name="Normal" style:family="paragraph">
      <style:paragraph-properties>
        <style:tab-stops>
          <style:tab-stop style:type="left" style:position="1.0937in"/>
        </style:tab-stops>
      </style:paragraph-properties>
      <style:text-properties style:font-name="Times New Roman" style:font-name-complex="Times New Roman" fo:font-weight="bold" style:font-weight-asian="bold" style:font-weight-complex="bold"/>
    </style:style>
    <style:style style:name="P40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tab-stops>
          <style:tab-stop style:type="left" style:position="1.0937in"/>
        </style:tab-stops>
        <style:background-fill draw:fill="solid" draw:fill-color="#D9F2D0"/>
      </style:paragraph-properties>
      <style:text-properties style:font-name="Times New Roman" style:font-name-complex="Times New Roman"/>
    </style:style>
    <style:style style:name="P41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tab-stops>
          <style:tab-stop style:type="left" style:position="1.0937in"/>
        </style:tab-stops>
        <style:background-fill draw:fill="solid" draw:fill-color="#D9F2D0"/>
      </style:paragraph-properties>
      <style:text-properties style:font-name="Times New Roman" style:font-name-complex="Times New Roman"/>
    </style:style>
    <style:style style:name="P42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tab-stops>
          <style:tab-stop style:type="left" style:position="1.0937in"/>
        </style:tab-stops>
        <style:background-fill draw:fill="solid" draw:fill-color="#D9F2D0"/>
      </style:paragraph-properties>
      <style:text-properties style:font-name="Times New Roman" style:font-name-complex="Times New Roman"/>
    </style:style>
    <style:style style:name="P43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tab-stops>
          <style:tab-stop style:type="left" style:position="1.0937in"/>
        </style:tab-stops>
        <style:background-fill draw:fill="solid" draw:fill-color="#D9F2D0"/>
      </style:paragraph-properties>
      <style:text-properties style:font-name="Times New Roman" style:font-name-complex="Times New Roman"/>
    </style:style>
    <style:style style:name="P44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tab-stops>
          <style:tab-stop style:type="left" style:position="1.0937in"/>
        </style:tab-stops>
        <style:background-fill draw:fill="solid" draw:fill-color="#D9F2D0"/>
      </style:paragraph-properties>
      <style:text-properties style:font-name="Times New Roman" style:font-name-complex="Times New Roman"/>
    </style:style>
    <style:style style:name="P45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tab-stops>
          <style:tab-stop style:type="left" style:position="1.0937in"/>
        </style:tab-stops>
        <style:background-fill draw:fill="solid" draw:fill-color="#D9F2D0"/>
      </style:paragraph-properties>
      <style:text-properties style:font-name="Times New Roman" style:font-name-complex="Times New Roman"/>
    </style:style>
    <style:style style:name="P46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tab-stops>
          <style:tab-stop style:type="left" style:position="1.0937in"/>
        </style:tab-stops>
        <style:background-fill draw:fill="solid" draw:fill-color="#D9F2D0"/>
      </style:paragraph-properties>
      <style:text-properties style:font-name="Times New Roman" style:font-name-complex="Times New Roman"/>
    </style:style>
    <style:style style:name="P47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tab-stops>
          <style:tab-stop style:type="left" style:position="1.0937in"/>
        </style:tab-stops>
        <style:background-fill draw:fill="solid" draw:fill-color="#D9F2D0"/>
      </style:paragraph-properties>
      <style:text-properties style:font-name="Times New Roman" style:font-name-complex="Times New Roman"/>
    </style:style>
    <style:style style:name="P48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tab-stops>
          <style:tab-stop style:type="left" style:position="1.0937in"/>
        </style:tab-stops>
        <style:background-fill draw:fill="solid" draw:fill-color="#D9F2D0"/>
      </style:paragraph-properties>
      <style:text-properties style:font-name="Times New Roman" style:font-name-complex="Times New Roman"/>
    </style:style>
    <style:style style:name="P49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tab-stops>
          <style:tab-stop style:type="left" style:position="1.0937in"/>
        </style:tab-stops>
        <style:background-fill draw:fill="solid" draw:fill-color="#D9F2D0"/>
      </style:paragraph-properties>
      <style:text-properties style:font-name="Times New Roman" style:font-name-complex="Times New Roman"/>
    </style:style>
    <style:style style:name="P50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tab-stops>
          <style:tab-stop style:type="left" style:position="1.0937in"/>
        </style:tab-stops>
        <style:background-fill draw:fill="solid" draw:fill-color="#D9F2D0"/>
      </style:paragraph-properties>
      <style:text-properties style:font-name="Times New Roman" style:font-name-complex="Times New Roman"/>
    </style:style>
    <style:style style:name="P51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tab-stops>
          <style:tab-stop style:type="left" style:position="1.0937in"/>
        </style:tab-stops>
        <style:background-fill draw:fill="solid" draw:fill-color="#D9F2D0"/>
      </style:paragraph-properties>
      <style:text-properties style:font-name="Times New Roman" style:font-name-complex="Times New Roman"/>
    </style:style>
    <style:style style:name="P52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tab-stops>
          <style:tab-stop style:type="left" style:position="1.0937in"/>
        </style:tab-stops>
        <style:background-fill draw:fill="solid" draw:fill-color="#D9F2D0"/>
      </style:paragraph-properties>
      <style:text-properties style:font-name="Times New Roman" style:font-name-complex="Times New Roman"/>
    </style:style>
    <style:style style:name="P53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tab-stops>
          <style:tab-stop style:type="left" style:position="1.0937in"/>
        </style:tab-stops>
        <style:background-fill draw:fill="solid" draw:fill-color="#D9F2D0"/>
      </style:paragraph-properties>
      <style:text-properties style:font-name="Times New Roman" style:font-name-complex="Times New Roman"/>
    </style:style>
    <style:style style:name="P54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55" style:parent-style-name="Normal" style:family="paragraph">
      <style:text-properties style:font-name="Times New Roman" style:font-name-complex="Times New Roman"/>
    </style:style>
    <style:style style:name="P56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57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style:font-name="Times New Roman" style:font-name-complex="Times New Roman"/>
    </style:style>
    <style:style style:name="P58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style:font-name="Times New Roman" style:font-name-complex="Times New Roman"/>
    </style:style>
    <style:style style:name="P59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style:font-name="Times New Roman" style:font-name-complex="Times New Roman"/>
    </style:style>
    <style:style style:name="P60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style:font-name="Times New Roman" style:font-name-complex="Times New Roman"/>
    </style:style>
    <style:style style:name="P61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style:font-name="Times New Roman" style:font-name-complex="Times New Roman"/>
    </style:style>
    <style:style style:name="P62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style:font-name="Times New Roman" style:font-name-complex="Times New Roman"/>
    </style:style>
    <style:style style:name="P63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style:font-name="Times New Roman" style:font-name-complex="Times New Roman"/>
    </style:style>
    <style:style style:name="P64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style:font-name="Times New Roman" style:font-name-complex="Times New Roman"/>
    </style:style>
    <style:style style:name="P65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style:font-name="Times New Roman" style:font-name-complex="Times New Roman"/>
    </style:style>
    <style:style style:name="P66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style:font-name="Times New Roman" style:font-name-complex="Times New Roman"/>
    </style:style>
    <style:style style:name="P67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style:font-name="Times New Roman" style:font-name-complex="Times New Roman"/>
    </style:style>
    <style:style style:name="P68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style:font-name="Times New Roman" style:font-name-complex="Times New Roman"/>
    </style:style>
    <style:style style:name="P69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style:font-name="Times New Roman" style:font-name-complex="Times New Roman"/>
    </style:style>
    <style:style style:name="P70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style:font-name="Times New Roman" style:font-name-complex="Times New Roman"/>
    </style:style>
    <style:style style:name="P71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style:font-name="Times New Roman" style:font-name-complex="Times New Roman"/>
    </style:style>
    <style:style style:name="P72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style:font-name="Times New Roman" style:font-name-complex="Times New Roman"/>
    </style:style>
    <style:style style:name="T73" style:parent-style-name="Policepardéfaut" style:family="text">
      <style:text-properties style:font-name="Times New Roman" style:font-name-complex="Times New Roman" fo:font-weight="bold" style:font-weight-asian="bold" style:font-weight-complex="bold" fo:background-color="#FFFF00"/>
    </style:style>
    <style:style style:name="P74" style:parent-style-name="Normal" style:family="paragraph">
      <style:text-properties style:font-name="Times New Roman" style:font-name-complex="Times New Roman"/>
    </style:style>
    <style:style style:name="P75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76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style:font-name="Times New Roman" style:font-name-complex="Times New Roman"/>
    </style:style>
    <style:style style:name="P77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style:font-name="Times New Roman" style:font-name-complex="Times New Roman"/>
    </style:style>
    <style:style style:name="P78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style:font-name="Times New Roman" style:font-name-complex="Times New Roman"/>
    </style:style>
    <style:style style:name="P79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style:font-name="Times New Roman" style:font-name-complex="Times New Roman"/>
    </style:style>
    <style:style style:name="P80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style:font-name="Times New Roman" style:font-name-complex="Times New Roman"/>
    </style:style>
    <style:style style:name="P81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style:font-name="Times New Roman" style:font-name-complex="Times New Roman"/>
    </style:style>
    <style:style style:name="P82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style:font-name="Times New Roman" style:font-name-complex="Times New Roman"/>
    </style:style>
    <style:style style:name="P83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style:font-name="Times New Roman" style:font-name-complex="Times New Roman"/>
    </style:style>
    <style:style style:name="P84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style:font-name="Times New Roman" style:font-name-complex="Times New Roman"/>
    </style:style>
    <style:style style:name="P85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style:font-name="Times New Roman" style:font-name-complex="Times New Roman"/>
    </style:style>
    <style:style style:name="P86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style:font-name="Times New Roman" style:font-name-complex="Times New Roman"/>
    </style:style>
    <style:style style:name="P87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style:font-name="Times New Roman" style:font-name-complex="Times New Roman"/>
    </style:style>
    <style:style style:name="P88" style:parent-style-name="Normal" style:family="paragraph">
      <style:text-properties style:font-name="Times New Roman" style:font-name-complex="Times New Roman"/>
    </style:style>
  </office:automatic-styles>
  <office:body>
    <office:text text:use-soft-page-breaks="true">
      <text:p text:style-name="P1">Pour une ferme agricole multifonctionnelle, les pages que nous avons déjà couvertes (Accueil, Nos Activités, Produits, Boutique, Contact &amp; Réservation, Blog, et À Propos) constituent généralement l'ossature principale d'un site web complet. Cependant, en fonction de vos besoins spécifiques, il peut y avoir quelques autres pages utiles à ajouter pour enrichir votre site et offrir une expérience utilisateur encore plus complète.</text:p>
      <text:p text:style-name="P3">Voici quelques suggestions de pages supplémentaires qui pourraient être pertinentes :</text:p>
      <text:p text:style-name="Normal"><text:span text:style-name="T4">1. Page "FAQ" (Questions Fréquentes)</text:span></text:p>
      <text:p text:style-name="P5">Cette page permet de répondre aux questions courantes des utilisateurs, ce qui peut réduire le volume de demandes de contact.</text:p>
      <text:p text:style-name="P6">Maquette Desktop</text:p>
      <text:p text:style-name="P7">| <text:s text:c="24"/>[Logo] <text:s text:c="29"/>|</text:p>
      <text:p text:style-name="P8">| <text:s text:c="6"/>[Menu principal] <text:s text:c="9"/>[Panier] <text:s text:c="2"/>[Se connecter] <text:s text:c="2"/>|</text:p>
      <text:p text:style-name="P9">| <text:s text:c="20"/>[Titre : FAQ] <text:s text:c="26"/>|</text:p>
      <text:p text:style-name="P10">| <text:s text:c="3"/>[Texte introductif invitant à consulter les questions fréquentes] |</text:p>
      <text:p text:style-name="P11">| <text:s text:c="3"/>[Question 1] <text:s text:c="44"/>|</text:p>
      <text:p text:style-name="P12">| <text:s text:c="3"/>[Réponse détaillée] <text:s text:c="37"/>|</text:p>
      <text:p text:style-name="P13">| <text:s text:c="3"/>[Question 2] <text:s text:c="44"/>|</text:p>
      <text:p text:style-name="P14">| <text:s text:c="3"/>[Réponse détaillée] <text:s text:c="37"/>|</text:p>
      <text:p text:style-name="P15">| <text:s text:c="3"/>[Pagination ou Affichage par catégories] <text:s text:c="16"/>|</text:p>
      <text:p text:style-name="P16">| <text:s text:c="20"/>[Pied de page avec liens] <text:s text:c="14"/>|</text:p>
      <text:p text:style-name="P17">| <text:s text:c="3"/>[Liens rapides vers sections clés] <text:s text:c="22"/>|</text:p>
      <text:p text:style-name="P18">| <text:s text:c="3"/>[Réseaux sociaux icons] <text:s text:c="33"/>|</text:p>
      <text:p text:style-name="P19">| <text:s text:c="3"/>[Informations légales] <text:s text:c="34"/>|</text:p>
      <text:p text:style-name="Normal"><text:span text:style-name="T20">2. Page "Mentions Légales"</text:span></text:p>
      <text:p text:style-name="P21">Cette page est obligatoire pour un site web professionnel et contient les informations légales requises (politique de confidentialité, conditions générales de vente, etc.).</text:p>
      <text:p text:style-name="P22">| <text:s text:c="24"/>[Logo] <text:s text:c="29"/>|</text:p>
      <text:p text:style-name="P23">| <text:s text:c="6"/>[Menu principal] <text:s text:c="9"/>[Panier] <text:s text:c="2"/>[Se connecter] <text:s text:c="2"/>|</text:p>
      <text:p text:style-name="P24">| <text:s text:c="20"/>[Titre : Mentions Légales] <text:s text:c="13"/>|</text:p>
      <text:p text:style-name="P25">| <text:s text:c="3"/>[Texte légal structuré en sections claires] <text:s text:c="13"/>|</text:p>
      <text:p text:style-name="P26">| <text:s text:c="3"/>[Section 1 : Informations sur l'éditeur du site] <text:s text:c="8"/>|</text:p>
      <text:soft-page-break/>
      <text:p text:style-name="P27">| <text:s text:c="3"/>[Section 2 : Conditions générales d'utilisation] <text:s text:c="8"/>|</text:p>
      <text:p text:style-name="P28">| <text:s text:c="3"/>[Section 3 : Politique de confidentialité] <text:s text:c="14"/>|</text:p>
      <text:p text:style-name="P29">| <text:s text:c="3"/>[Section 4 : Cookies et données personnelles] <text:s text:c="11"/>|</text:p>
      <text:p text:style-name="P30">| <text:s text:c="20"/>[Pied de page avec liens] <text:s text:c="14"/>|</text:p>
      <text:p text:style-name="P31">| <text:s text:c="3"/>[Liens rapides vers sections clés] <text:s text:c="22"/>|</text:p>
      <text:p text:style-name="P32">| <text:s text:c="3"/>[Réseaux sociaux icons] <text:s text:c="33"/>|</text:p>
      <text:p text:style-name="P33">| <text:s text:c="3"/>[Informations légales] <text:s text:c="34"/>|</text:p>
      <text:p text:style-name="P34"><text:span text:style-name="T35">3. Page "Partenaires</text:span><text:span text:style-name="T36"><text:s/>ou collaborateur</text:span><text:span text:style-name="T37">"</text:span></text:p>
      <text:p text:style-name="P38">Si votre ferme collabore avec d'autres entreprises ou associations, cette page peut mettre en avant ces partenariats.</text:p>
      <text:p text:style-name="P39">Maquette Desktop</text:p>
      <text:p text:style-name="P40">| <text:s text:c="24"/>[Logo] <text:s text:c="29"/>|</text:p>
      <text:p text:style-name="P41">| <text:s text:c="6"/>[Menu principal] <text:s text:c="9"/>[Panier] <text:s text:c="2"/>[Se connecter] <text:s text:c="2"/>|</text:p>
      <text:p text:style-name="P42">| <text:s text:c="20"/>[Titre : Nos Partenaires] <text:s text:c="14"/>|</text:p>
      <text:p text:style-name="P43">| <text:s text:c="3"/>[Texte introductif présentant les partenaires] <text:s text:c="10"/>|</text:p>
      <text:p text:style-name="P44">| <text:s text:c="3"/>[Partenaire 1] <text:s text:c="42"/>|</text:p>
      <text:p text:style-name="P45">| <text:s text:c="3"/>[Logo placeholder] <text:s text:c="2"/>[Nom partenaire] <text:s text:c="19"/>|</text:p>
      <text:p text:style-name="P46">| <text:s text:c="3"/>[Description brève du partenariat] <text:s text:c="22"/>|</text:p>
      <text:p text:style-name="P47">| <text:s text:c="3"/>[Partenaire 2] <text:s text:c="42"/>|</text:p>
      <text:p text:style-name="P48">| <text:s text:c="3"/>[Logo placeholder] <text:s text:c="2"/>[Nom partenaire] <text:s text:c="19"/>|</text:p>
      <text:p text:style-name="P49">| <text:s text:c="3"/>[Description brève du partenariat] <text:s text:c="22"/>|</text:p>
      <text:p text:style-name="P50">| <text:s text:c="20"/>[Pied de page avec liens] <text:s text:c="14"/>|</text:p>
      <text:p text:style-name="P51">| <text:s text:c="3"/>[Liens rapides vers sections clés] <text:s text:c="22"/>|</text:p>
      <text:p text:style-name="P52">| <text:s text:c="3"/>[Réseaux sociaux icons] <text:s text:c="33"/>|</text:p>
      <text:p text:style-name="P53">| <text:s text:c="3"/>[Informations légales] <text:s text:c="34"/>|</text:p>
      <text:p text:style-name="P54">4. Page "Actualités Spéciales" ou "Événements"</text:p>
      <text:p text:style-name="P55">Si vous organisez des événements spéciaux (ex. foires agricoles, journées portes ouvertes), cette page peut servir à les promouvoir.</text:p>
      <text:p text:style-name="P56">Maquette Desktop</text:p>
      <text:p text:style-name="P57">| <text:s text:c="24"/>[Logo] <text:s text:c="29"/>|</text:p>
      <text:soft-page-break/>
      <text:p text:style-name="P58">| <text:s text:c="6"/>[Menu principal] <text:s text:c="9"/>[Panier] <text:s text:c="2"/>[Se connecter] <text:s text:c="2"/>|</text:p>
      <text:p text:style-name="P59">| <text:s text:c="20"/>[Titre : Événements] <text:s text:c="19"/>|</text:p>
      <text:p text:style-name="P60">| <text:s text:c="3"/>[Texte introductif invitant à découvrir les événements] <text:s/>|</text:p>
      <text:p text:style-name="P61">| <text:s text:c="3"/>[Événement 1] <text:s text:c="43"/>|</text:p>
      <text:p text:style-name="P62">| <text:s text:c="3"/>[Image placeholder] <text:s text:c="2"/>[Titre événement] <text:s text:c="17"/>|</text:p>
      <text:p text:style-name="P63">| <text:s text:c="3"/>[Date et lieu] <text:s text:c="2"/>[Description brève] <text:s text:c="20"/>|</text:p>
      <text:p text:style-name="P64">| <text:s text:c="3"/>[Bouton "En savoir plus"] <text:s text:c="31"/>|</text:p>
      <text:p text:style-name="P65">| <text:s text:c="3"/>[Événement 2] <text:s text:c="43"/>|</text:p>
      <text:p text:style-name="P66">| <text:s text:c="3"/>[Image placeholder] <text:s text:c="2"/>[Titre événement] <text:s text:c="17"/>|</text:p>
      <text:p text:style-name="P67">| <text:s text:c="3"/>[Date et lieu] <text:s text:c="2"/>[Description brève] <text:s text:c="20"/>|</text:p>
      <text:p text:style-name="P68">| <text:s text:c="3"/>[Bouton "En savoir plus"] <text:s text:c="31"/>|</text:p>
      <text:p text:style-name="P69">| <text:s text:c="20"/>[Pied de page avec liens] <text:s text:c="14"/>|</text:p>
      <text:p text:style-name="P70">| <text:s text:c="3"/>[Liens rapides vers sections clés] <text:s text:c="22"/>|</text:p>
      <text:p text:style-name="P71">| <text:s text:c="3"/>[Réseaux sociaux icons] <text:s text:c="33"/>|</text:p>
      <text:p text:style-name="P72">| <text:s text:c="3"/>[Informations légales] <text:s text:c="34"/>|</text:p>
      <text:p text:style-name="Normal"><text:span text:style-name="T73">5. Page "Galerie Photos/Vidéos"</text:span></text:p>
      <text:p text:style-name="P74">Une galerie visuelle peut captiver les visiteurs et leur donner un aperçu de la vie quotidienne dans votre ferme.</text:p>
      <text:p text:style-name="P75">Maquette Desktop</text:p>
      <text:p text:style-name="P76">| <text:s text:c="24"/>[Logo] <text:s text:c="29"/>|</text:p>
      <text:p text:style-name="P77">| <text:s text:c="6"/>[Menu principal] <text:s text:c="9"/>[Panier] <text:s text:c="2"/>[Se connecter] <text:s text:c="2"/>|</text:p>
      <text:p text:style-name="P78">| <text:s text:c="20"/>[Titre : Galerie Média] <text:s text:c="16"/>|</text:p>
      <text:p text:style-name="P79">| <text:s text:c="3"/>[Texte introductif invitant à explorer la galerie] <text:s text:c="6"/>|</text:p>
      <text:p text:style-name="P80">| <text:s text:c="3"/>[Grille de photos/vidéos] <text:s text:c="31"/>|</text:p>
      <text:p text:style-name="P81">| <text:s text:c="3"/>[Photo placeholder 1] <text:s text:c="2"/>[Photo placeholder 2] <text:s text:c="11"/>|</text:p>
      <text:p text:style-name="P82">| <text:s text:c="3"/>[Photo placeholder 3] <text:s text:c="2"/>[Photo placeholder 4] <text:s text:c="11"/>|</text:p>
      <text:p text:style-name="P83">| <text:s text:c="3"/>[Pagination ou Filtrer par catégorie] <text:s text:c="19"/>|</text:p>
      <text:p text:style-name="P84">| <text:s text:c="20"/>[Pied de page avec liens] <text:s text:c="14"/>|</text:p>
      <text:p text:style-name="P85">| <text:s text:c="3"/>[Liens rapides vers sections clés] <text:s text:c="22"/>|</text:p>
      <text:soft-page-break/>
      <text:p text:style-name="P86">| <text:s text:c="3"/>[Réseaux sociaux icons] <text:s text:c="33"/>|</text:p>
      <text:p text:style-name="P87">| <text:s text:c="3"/>[Informations légales] <text:s text:c="34"/></text:p>
      <text:p text:style-name="P8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0069in solid #000000" fo:padding-top="0.1513in" fo:padding-left="0.6437in" fo:padding-bottom="0.1513in" fo:padding-right="0.6437in" style:shadow="none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Pieddepage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Zaki chergui</meta:initial-creator>
    <dc:creator>Zaki chergui</dc:creator>
    <meta:creation-date>2025-02-07T10:27:00Z</meta:creation-date>
    <dc:date>2025-02-08T16:43:00Z</dc:date>
    <meta:template xlink:href="Normal" xlink:type="simple"/>
    <meta:editing-cycles>2</meta:editing-cycles>
    <meta:editing-duration>PT1860S</meta:editing-duration>
    <meta:document-statistic meta:page-count="4" meta:paragraph-count="11" meta:word-count="881" meta:character-count="5717" meta:row-count="40" meta:non-whitespace-character-count="4847"/>
  </office:meta>
</office:document-meta>
</file>